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00f203" officeooo:paragraph-rsid="0000f20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officeooo:rsid="0000f203" officeooo:paragraph-rsid="0000f203" style:font-size-asian="14pt" style:font-size-complex="14pt"/>
    </style:style>
    <style:style style:name="P3" style:family="paragraph" style:parent-style-name="Standard">
      <style:text-properties style:font-name="Times New Roman" fo:font-size="12pt" style:text-underline-style="solid" style:text-underline-width="auto" style:text-underline-color="font-color" officeooo:rsid="0000f203" officeooo:paragraph-rsid="0000f203" style:font-size-asian="12pt" style:font-size-complex="12pt"/>
    </style:style>
    <style:style style:name="P4" style:family="paragraph" style:parent-style-name="Standard">
      <style:text-properties style:font-name="Times New Roman" fo:font-size="12pt" officeooo:rsid="0000f203" officeooo:paragraph-rsid="0000f203" style:font-size-asian="12pt" style:font-size-complex="12pt"/>
    </style:style>
    <style:style style:name="P5" style:family="paragraph" style:parent-style-name="Standard">
      <style:text-properties style:font-name="Times New Roman" fo:font-size="12pt" officeooo:rsid="0000f203" officeooo:paragraph-rsid="0004669e" style:font-size-asian="12pt" style:font-size-complex="12pt"/>
    </style:style>
    <style:style style:name="P6" style:family="paragraph" style:parent-style-name="Standard">
      <style:text-properties style:font-name="Times New Roman" fo:font-size="12pt" officeooo:rsid="0000f203" officeooo:paragraph-rsid="00086126" style:font-size-asian="12pt" style:font-size-complex="12pt"/>
    </style:style>
    <style:style style:name="P7" style:family="paragraph" style:parent-style-name="Standard">
      <style:text-properties style:font-name="Times New Roman" fo:font-size="12pt" officeooo:rsid="0000f203" officeooo:paragraph-rsid="000b41c4" style:font-size-asian="12pt" style:font-size-complex="12pt"/>
    </style:style>
    <style:style style:name="P8" style:family="paragraph" style:parent-style-name="Standard">
      <style:text-properties style:font-name="Times New Roman" fo:font-size="12pt" officeooo:rsid="0000f203" officeooo:paragraph-rsid="000faf8b" style:font-size-asian="12pt" style:font-size-complex="12pt"/>
    </style:style>
    <style:style style:name="P9" style:family="paragraph" style:parent-style-name="Standard">
      <style:text-properties style:font-name="Times New Roman" fo:font-size="12pt" officeooo:rsid="0002964e" officeooo:paragraph-rsid="0002964e" style:font-size-asian="12pt" style:font-size-complex="12pt"/>
    </style:style>
    <style:style style:name="P10" style:family="paragraph" style:parent-style-name="Standard">
      <style:text-properties style:font-name="Times New Roman" fo:font-size="12pt" officeooo:rsid="0004669e" officeooo:paragraph-rsid="0009cff2" style:font-size-asian="12pt" style:font-size-complex="12pt"/>
    </style:style>
    <style:style style:name="P11" style:family="paragraph" style:parent-style-name="Standard">
      <style:text-properties style:font-name="Times New Roman" fo:font-size="12pt" officeooo:rsid="00086126" officeooo:paragraph-rsid="001332ad" style:font-size-asian="12pt" style:font-size-complex="12pt"/>
    </style:style>
    <style:style style:name="P12" style:family="paragraph" style:parent-style-name="Standard">
      <style:text-properties style:font-name="Times New Roman" fo:font-size="12pt" officeooo:rsid="000b41c4" officeooo:paragraph-rsid="000b41c4" style:font-size-asian="12pt" style:font-size-complex="12pt"/>
    </style:style>
    <style:style style:name="P13" style:family="paragraph" style:parent-style-name="Standard">
      <style:text-properties style:font-name="Times New Roman" fo:font-size="12pt" fo:font-style="normal" fo:font-weight="normal" officeooo:rsid="00086126" officeooo:paragraph-rsid="001332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Times New Roman" fo:font-size="9pt" fo:font-style="italic" officeooo:rsid="0004669e" officeooo:paragraph-rsid="0009cff2" style:font-size-asian="9pt" style:font-style-asian="italic" style:font-size-complex="9pt" style:font-style-complex="italic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3pt" style:text-underline-style="solid" style:text-underline-width="auto" style:text-underline-color="font-color" fo:font-weight="bold" officeooo:rsid="001169e5" officeooo:paragraph-rsid="001169e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officeooo:rsid="0000f203" officeooo:paragraph-rsid="0000f203"/>
    </style:style>
    <style:style style:name="P17" style:family="paragraph" style:parent-style-name="Standard">
      <style:text-properties style:font-name="Times New Roman" fo:font-size="12pt" fo:font-style="normal" fo:font-weight="normal" officeooo:rsid="0009cff2" officeooo:paragraph-rsid="001332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font-name="Times New Roman" fo:font-size="12pt" officeooo:rsid="0000f203" officeooo:paragraph-rsid="001500c3" style:font-size-asian="12pt" style:font-size-complex="12pt"/>
    </style:style>
    <style:style style:name="P19" style:family="paragraph" style:parent-style-name="Standard">
      <style:text-properties style:font-name="Times New Roman" fo:font-size="12pt" officeooo:rsid="00086126" officeooo:paragraph-rsid="00086126" style:font-size-asian="12pt" style:font-size-complex="12pt"/>
    </style:style>
    <style:style style:name="T1" style:family="text">
      <style:text-properties officeooo:rsid="0002964e"/>
    </style:style>
    <style:style style:name="T2" style:family="text">
      <style:text-properties officeooo:rsid="0004669e"/>
    </style:style>
    <style:style style:name="T3" style:family="text">
      <style:text-properties officeooo:rsid="0006acaa"/>
    </style:style>
    <style:style style:name="T4" style:family="text">
      <style:text-properties officeooo:rsid="00086126"/>
    </style:style>
    <style:style style:name="T5" style:family="text">
      <style:text-properties officeooo:rsid="0009cff2"/>
    </style:style>
    <style:style style:name="T6" style:family="text">
      <style:text-properties officeooo:rsid="000b41c4"/>
    </style:style>
    <style:style style:name="T7" style:family="text">
      <style:text-properties officeooo:rsid="000faf8b"/>
    </style:style>
    <style:style style:name="T8" style:family="text">
      <style:text-properties officeooo:rsid="0013055a"/>
    </style:style>
    <style:style style:name="T9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9cff2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officeooo:rsid="001500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AILES </text:p>
      <text:p text:style-name="P1">MODE D<text:span text:style-name="T2">'</text:span>EMPLOI </text:p>
      <text:p text:style-name="P1"/>
      <text:p text:style-name="P15">PRESTATION DE BASE</text:p>
      <text:p text:style-name="P16"/>
      <text:p text:style-name="P2">Le réassor<text:span text:style-name="T8">t</text:span></text:p>
      <text:p text:style-name="P3"/>
      <text:p text:style-name="P4"><text:span text:style-name="T4">Notre délégué contacte</text:span> <text:span text:style-name="T4">le </text:span>titulaire de l'officine ou <text:span text:style-name="T4">le</text:span> responsable des achats de la gamme concernée <text:span text:style-name="T4">afin de fixer un rendez vous</text:span>.</text:p>
      <text:p text:style-name="P4"/>
      <text:p text:style-name="P7">Chaque intervention <text:span text:style-name="T3">est</text:span> accompagnée d'un bon de commande papier <text:span text:style-name="T4">que vous nous fournissez,</text:span> avec date, signature du donneur d'ordres et tampon de l'officine.</text:p>
      <text:p text:style-name="P7"><text:span text:style-name="T3">Ils</text:span> sont envoyés par courrier à votre service administration des ventes deux fois par semaine si l'option saisie informatique des commandes n'a pas été souscrite.</text:p>
      <text:p text:style-name="P5"/>
      <text:p text:style-name="P4">Les conditions commerciales ainsi que les colisages sont respectés à la lettre selon vos recommandations.</text:p>
      <text:p text:style-name="P4"/>
      <text:p text:style-name="P4">La mission est composée de 4 réassorts par jour, le choix des clients effectué selon vos critères d priorité.<text:span text:style-name="T7">Elle s'effectue sur la base de 1 département par semaine.</text:span></text:p>
      <text:p text:style-name="P4"/>
      <text:p text:style-name="P9">Un délai de 2 jours est fixé entre le moment où le secteur nous est confié et la prise de la 1ere commande, cela pour assurer un service de prise de rendez vous cohérent.</text:p>
      <text:p text:style-name="P9"/>
      <text:p text:style-name="P9">Lors de la prise de rendez vous, il sera proposé 2 dates de visite. En cas d'absence de l'interlocuteur, il sera demandé à celui ci de définir <text:s/>une personne en remplacement.</text:p>
      <text:p text:style-name="P9"/>
      <text:p text:style-name="P9">En cas d'impossibilité de rencontre, les commandes urgentes <text:span text:style-name="T3">peuvent</text:span> exceptionnellement être prises par téléphone.</text:p>
      <text:p text:style-name="P9"/>
      <text:p text:style-name="P8">Les ruptures de stock d<text:span text:style-name="T3">oivent</text:span> nous être signalées ainsi que la gestion de leur réappro<text:span text:style-name="T1">visionnement</text:span> ( reliquats,commandes additionnelles…)</text:p>
      <text:p text:style-name="P8"/>
      <text:p text:style-name="P18">Pour des raisons évidentes d'équité et d'impartialité, <text:span text:style-name="T6">le réassort</text:span> ne peut faire l'objet d'ouvertures de marchés.<text:span text:style-name="T11">Pour ces mêmes raisons ,a</text:span>ucun objectif quantitatif en terme de chiffre d'affaires ne <text:span text:style-name="T3">peut</text:span> être demandé.</text:p>
      <text:p text:style-name="P6"/>
      <text:p text:style-name="P6">Toute exception aux conditions commerciales sera assortie d'une demande auprès de vos services.</text:p>
      <text:p text:style-name="P19"/>
      <text:p text:style-name="P10">La visite pourra être finalisée par une prise de rendez vous future pour faciliter la <text:span text:style-name="T5">gestion</text:span> du secteur par son responsable initial ou à venir ( en option )</text:p>
      <text:p text:style-name="P10"/>
      <text:p text:style-name="P12">Chaque mission se déroule sur 4 semaines par secteur et peut être renouvelée 2 fois par an.</text:p>
      <text:p text:style-name="P12">Toutefois, vous pouvez choisir les options de prolongation de mission ou de renfort si vous estimez que <text:s/>celles ci sont nécessaires.</text:p>
      <text:p text:style-name="P12"/>
      <text:p text:style-name="P11"><text:span text:style-name="T9">Pendant que nous prenons en charge l'urgence de la situation, vous pouvez recruter et former en toute quiétude un nouveau commercial ou organiser la reprise du secteur au délégué </text:span><text:span text:style-name="T10">attitré.</text:span></text:p>
      <text:p text:style-name="P13"/>
      <text:p text:style-name="P17">Chacun de nos employés est engagé par une clause de confidentialité très stricte envers tous nos clients et les vôtres. </text:p>
      <text:p text:style-name="P14"/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09:06:51.954000000</meta:creation-date>
    <dc:date>2016-08-12T07:52:21.440000000</dc:date>
    <meta:editing-duration>PT1H18M39S</meta:editing-duration>
    <meta:editing-cycles>14</meta:editing-cycles>
    <meta:generator>LibreOffice/5.0.6.3$Windows_x86 LibreOffice_project/490fc03b25318460cfc54456516ea2519c11d1aa</meta:generator>
    <meta:print-date>2016-07-24T08:32:48.805000000</meta:print-date>
    <meta:document-statistic meta:table-count="0" meta:image-count="0" meta:object-count="0" meta:page-count="2" meta:paragraph-count="20" meta:word-count="380" meta:character-count="2362" meta:non-whitespace-character-count="1997"/>
  </office:meta>
</office:document-meta>
</file>